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0de" officeooo:paragraph-rsid="000740de"/>
    </style:style>
    <style:style style:name="P2" style:family="paragraph" style:parent-style-name="Standard">
      <style:text-properties officeooo:rsid="0007ac18" officeooo:paragraph-rsid="0007ac18"/>
    </style:style>
    <style:style style:name="P3" style:family="paragraph" style:parent-style-name="Standard">
      <style:text-properties officeooo:rsid="0007b1c6" officeooo:paragraph-rsid="0007b1c6"/>
    </style:style>
    <style:style style:name="P4" style:family="paragraph" style:parent-style-name="Standard">
      <style:text-properties officeooo:rsid="0007b1c6" officeooo:paragraph-rsid="000803a7"/>
    </style:style>
    <style:style style:name="P5" style:family="paragraph" style:parent-style-name="Standard">
      <style:text-properties officeooo:rsid="000803a7" officeooo:paragraph-rsid="000803a7"/>
    </style:style>
    <style:style style:name="P6" style:family="paragraph" style:parent-style-name="Standard">
      <style:text-properties officeooo:rsid="0009ae79" officeooo:paragraph-rsid="0009ae79"/>
    </style:style>
    <style:style style:name="P7" style:family="paragraph" style:parent-style-name="Standard">
      <style:text-properties officeooo:rsid="0009ae79" officeooo:paragraph-rsid="000acf07"/>
    </style:style>
    <style:style style:name="P8" style:family="paragraph" style:parent-style-name="Standard">
      <style:text-properties officeooo:rsid="000acf07" officeooo:paragraph-rsid="000acf07"/>
    </style:style>
    <style:style style:name="P9" style:family="paragraph" style:parent-style-name="Standard">
      <style:text-properties officeooo:rsid="000b5c8c" officeooo:paragraph-rsid="000b5c8c"/>
    </style:style>
    <style:style style:name="P10" style:family="paragraph" style:parent-style-name="Standard">
      <style:text-properties officeooo:rsid="000cfbb7" officeooo:paragraph-rsid="000cfbb7"/>
    </style:style>
    <style:style style:name="P11" style:family="paragraph" style:parent-style-name="Standard">
      <style:text-properties officeooo:rsid="000d7360" officeooo:paragraph-rsid="000d7360"/>
    </style:style>
    <style:style style:name="T1" style:family="text">
      <style:text-properties officeooo:rsid="0007ac18"/>
    </style:style>
    <style:style style:name="T2" style:family="text">
      <style:text-properties officeooo:rsid="000803a7"/>
    </style:style>
    <style:style style:name="T3" style:family="text">
      <style:text-properties officeooo:rsid="0009ae79"/>
    </style:style>
    <style:style style:name="T4" style:family="text">
      <style:text-properties officeooo:rsid="000acf07"/>
    </style:style>
    <style:style style:name="T5" style:family="text">
      <style:text-properties officeooo:rsid="000b5c8c"/>
    </style:style>
    <style:style style:name="T6" style:family="text">
      <style:text-properties officeooo:rsid="000d7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llarBox</text:p>
      <text:p text:style-name="P1"/>
      <text:p text:style-name="P1">Installation système</text:p>
      <text:p text:style-name="P1"/>
      <text:p text:style-name="P1">MAJ</text:p>
      <text:p text:style-name="P1"/>
      <text:h text:style-name="Heading_20_1" text:outline-level="1">Installation INDI</text:h>
      <text:p text:style-name="P1"/>
      <text:h text:style-name="Heading_20_2" text:outline-level="2">Driver Atik</text:h>
      <text:p text:style-name="P1"/>
      <text:p text:style-name="P1">Disponible sur <text:a xlink:type="simple" xlink:href="http://www.cloudmakers.eu/atikdrivers/" text:style-name="Internet_20_link" text:visited-style-name="Visited_20_Internet_20_Link">http://www.cloudmakers.eu/atikdrivers/</text:a></text:p>
      <text:p text:style-name="P1"/>
      <text:p text:style-name="P1">$ wget <text:a xlink:type="simple" xlink:href="http://download.cloudmakers.eu/atikccd-1.26-armhf.deb" text:style-name="Internet_20_link" text:visited-style-name="Visited_20_Internet_20_Link">http://download.cloudmakers.eu/atikccd-1.26-armhf.deb</text:a></text:p>
      <text:p text:style-name="P1">$ dpkg -i atikccd-1.26-armhf.deb</text:p>
      <text:p text:style-name="P1"/>
      <text:h text:style-name="Heading_20_2" text:outline-level="2">Mapping du matériel USB</text:h>
      <text:p text:style-name="P5">Lors d’une déconnexion, reconnexion d’un matériel USB, il arrive souvent que le matériel ne soit plus affecté au même lien. Pour éviter cela, il faut associer ID USB (VENDOR et <text:span text:style-name="T5">PRODUCT)</text:span> à un lien défini.</text:p>
      <text:p text:style-name="P9">Focuser : /dev/focuser</text:p>
      <text:p text:style-name="P9">Monture : /dev/mount</text:p>
      <text:p text:style-name="P9"/>
      <text:p text:style-name="P9">Pour connaître, les différents ID</text:p>
      <text:p text:style-name="P5"/>
      <text:p text:style-name="P5">$ sudo /<text:span text:style-name="T3">lib/udev/rules.d/</text:span>nano 99-observatory.rules</text:p>
      <text:p text:style-name="P5"/>
      <text:p text:style-name="P6"># Celestron CG5 Mount</text:p>
      <text:p text:style-name="P6">SUBSYSTEMS== "usb ", ATTR<text:span text:style-name="T4">S{idVendor}== "067b ", ATTRS{idProduct}== "2303 ", MODE= "0666 ", SYMLINK+= "mount "</text:span></text:p>
      <text:p text:style-name="P6"/>
      <text:p text:style-name="P8"># Moonlite Focuser <text:span text:style-name="T5">Arduino Nano</text:span></text:p>
      <text:p text:style-name="P7">SUBSYSTEMS== "usb ", ATTR<text:span text:style-name="T4">S{idVendor}== "1a86 ", ATTRS{idProduct}== "7523 ", MODE= "0666 ", SYMLINK+= "focuser "</text:span></text:p>
      <text:p text:style-name="P1"/>
      <text:h text:style-name="Heading_20_2" text:outline-level="2">INDI Web Manager</text:h>
      <text:p text:style-name="P1">Avant d’installer les paquets indiweb, s’assurer d’avoir installer les librairies Indi sur la Rapsberry.</text:p>
      <text:p text:style-name="P1">L’installation <text:span text:style-name="T1">des paquets Python </text:span>se fait en passant par l’utilitaire pip</text:p>
      <text:p text:style-name="P1"><text:s/></text:p>
      <text:p text:style-name="P1">$ pip install indiweb</text:p>
      <text:p text:style-name="P1"/>
      <text:p text:style-name="P2">Pour lancer Indi Web Manager</text:p>
      <text:p text:style-name="P2"/>
      <text:p text:style-name="P3">$ indi-web -v</text:p>
      <text:p text:style-name="P3"/>
      <text:p text:style-name="P3">Pour le lancer automatiquement au démarrage de la session de l’utilisateur par défaut (ouverture automatique)</text:p>
      <text:p text:style-name="P3"><text:soft-page-break/></text:p>
      <text:p text:style-name="P3">$ nano ~/.config/autostart/indiwebmanager.desktop</text:p>
      <text:p text:style-name="P3"/>
      <text:p text:style-name="P5"># !/bin/sh</text:p>
      <text:p text:style-name="P5">[Desktop Entry]</text:p>
      <text:p text:style-name="P5">Type=Application</text:p>
      <text:p text:style-name="P5">Name=indiWebManager</text:p>
      <text:p text:style-name="P5">Exec=indi-web -v</text:p>
      <text:p text:style-name="P5">StartupNotify=false</text:p>
      <text:h text:style-name="Heading_20_1" text:outline-level="1">Installation VNC <text:span text:style-name="T6">Server</text:span></text:h>
      <text:p text:style-name="P11">Pour installer un serveur VNC</text:p>
      <text:p text:style-name="P11">$ sudo apt-get install tightvncserver</text:p>
      <text:p text:style-name="P10"/>
      <text:p text:style-name="P10">Pour lancer une session VNC</text:p>
      <text:p text:style-name="P10"/>
      <text:p text:style-name="P10">$ vncserver:1 -geometry 1280x720 -depth 24</text:p>
      <text:p text:style-name="P10"/>
      <text:p text:style-name="P10">Pour arrêter une sessin VNC</text:p>
      <text:p text:style-name="P10"/>
      <text:p text:style-name="P10">$ vncserver -kill:1</text:p>
      <text:p text:style-name="P4"/>
      <text:p text:style-name="P4">Pour le lancer automatiquement au démarrage de la session de l’utilisateur par défaut (ouverture automatique)</text:p>
      <text:p text:style-name="P4"/>
      <text:p text:style-name="P4">$ nano ~/.config/autostart/<text:span text:style-name="T2">tightvnc</text:span>.desktop</text:p>
      <text:p text:style-name="P4"/>
      <text:p text:style-name="P5"># !/bin/sh</text:p>
      <text:p text:style-name="P5">[Desktop Entry]</text:p>
      <text:p text:style-name="P5">Type=Application</text:p>
      <text:p text:style-name="P5">Name=tightVNC</text:p>
      <text:p text:style-name="P5">Exec=vncserver -geometry 1280x720 -depth 24 :1</text:p>
      <text:p text:style-name="P5">StartupNotify=fals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9:50:15.445307401</meta:creation-date>
    <dc:date>2017-11-12T11:47:56.228746059</dc:date>
    <meta:editing-duration>PT21M58S</meta:editing-duration>
    <meta:editing-cycles>1</meta:editing-cycles>
    <meta:document-statistic meta:table-count="0" meta:image-count="0" meta:object-count="0" meta:page-count="2" meta:paragraph-count="48" meta:word-count="246" meta:character-count="1824" meta:non-whitespace-character-count="1629"/>
    <meta:generator>LibreOffice/5.1.6.2$Linux_X86_64 LibreOffice_project/10m0$Build-2</meta:generator>
  </office:meta>
</office:document-meta>
</file>